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line-through-style="solid"/>
    </style:style>
    <style:style style:name="P3" style:family="paragraph" style:parent-style-name="Standard" style:list-style-name="L1">
      <style:text-properties style:text-line-through-style="solid"/>
    </style:style>
    <style:style style:name="P4" style:family="paragraph" style:parent-style-name="Standard" style:list-style-name="L2">
      <style:text-properties style:text-line-through-style="solid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rint 8 goals:</text:p>
      <text:p text:style-name="Standard"/>
      <text:p text:style-name="Standard">Technical</text:p>
      <text:list xml:id="list42544828" text:style-name="L1">
        <text:list-item>
          <text:p text:style-name="P3">Enable Premium Specific sections</text:p>
        </text:list-item>
        <text:list-item>
          <text:p text:style-name="P3">Enable upselling links for non-premium accounts</text:p>
        </text:list-item>
        <text:list-item>
          <text:p text:style-name="P3">Enable Reports for Tasks (Ruport)</text:p>
        </text:list-item>
        <text:list-item>
          <text:p text:style-name="P1">Write Sales site map</text:p>
        </text:list-item>
        <text:list-item>
          <text:p text:style-name="P3">Refine site design</text:p>
        </text:list-item>
      </text:list>
      <text:p text:style-name="P2"/>
      <text:p text:style-name="Standard">Business:</text:p>
      <text:list xml:id="list42551013" text:style-name="L2">
        <text:list-item>
          <text:p text:style-name="P4">Develop upgrade plan (HostingRails or DreamHost)</text:p>
        </text:list-item>
        <text:list-item>
          <text:p text:style-name="P5">Estimate remaining tasks</text:p>
        </text:list-item>
        <text:list-item>
          <text:p text:style-name="P4">Determine Biz Task order (determine dependencies and such)</text:p>
        </text:list-item>
      </text:list>
      <text:p text:style-name="Standard"/>
      <text:p text:style-name="Standard">Bugs addressed in Sprint 8:</text:p>
      <text:p text:style-name="Standard"><text:tab/>When user signs up for an account, he is now automatically signed in as well.</text:p>
      <text:p text:style-name="Standard"/>
      <text:p text:style-name="Standard"/>
      <text:p text:style-name="Standard">Sales pages:</text:p>
      <text:p text:style-name="Standard"><text:tab/>Home<text:tab/><text:tab/><text:tab/><text:tab/>/</text:p>
      <text:p text:style-name="Standard"><text:tab/>Tour Product<text:tab/><text:tab/><text:tab/>/tour</text:p>
      <text:p text:style-name="Standard"><text:tab/>Testimony<text:tab/><text:tab/><text:tab/>/testimonials</text:p>
      <text:p text:style-name="Standard"><text:tab/>Pricing<text:tab/><text:tab/><text:tab/><text:tab/>/pricing</text:p>
      <text:p text:style-name="Standard"><text:tab/>Signup<text:tab/><text:tab/><text:tab/><text:tab/>/signup</text:p>
      <text:p text:style-name="Standard"><text:tab/>Buy Premium<text:tab/><text:tab/><text:tab/>/buypremium</text:p>
      <text:p text:style-name="Standard"/>
      <text:p text:style-name="Standard"><text:tab/>Signin<text:tab/><text:tab/><text:tab/><text:tab/>/signin</text:p>
      <text:p text:style-name="Standard"/>
      <text:p text:style-name="Standard"><text:tab/>Help<text:tab/><text:tab/><text:tab/><text:tab/>/help</text:p>
      <text:p text:style-name="Standard"><text:tab/>Our Blog<text:tab/><text:tab/><text:tab/>/blog</text:p>
      <text:p text:style-name="Standard"><text:tab/>About Us<text:tab/><text:tab/><text:tab/>/aboutus</text:p>
      <text:p text:style-name="Standard"><text:tab/>Contact Us<text:tab/><text:tab/><text:tab/>/contact</text:p>
      <text:p text:style-name="Standard"><text:tab/>About Kanban<text:tab/><text:tab/><text:tab/>/about</text:p>
      <text:p text:style-name="Standard"/>
      <text:p text:style-name="Standard">Application pages (requires a login):</text:p>
      <text:p text:style-name="Standard"/>
      <text:p text:style-name="Standard"><text:tab/>My Tasks<text:tab/><text:tab/><text:tab/></text:p>
      <text:p text:style-name="Standard"><text:tab/>My Goals</text:p>
      <text:p text:style-name="Standard"><text:tab/>My Reports (Premium only)</text:p>
      <text:p text:style-name="Standard"><text:tab/>My User Info</text:p>
      <text:p text:style-name="Standard"><text:tab/><text:tab/>Edit My Task Categories (Premium only)</text:p>
      <text:p text:style-name="Standard"><text:tab/><text:tab/>Change My Password</text:p>
      <text:p text:style-name="Standard"><text:tab/></text:p>
      <text:p text:style-name="Standard"/>
      <text:p text:style-name="Standard">Upgrade Plan:</text:p>
      <text:p text:style-name="Standard"><text:tab/>HostingRails.com</text:p>
      <text:p text:style-name="Standard"><text:tab/><text:tab/>They proactively monitor sites and will recommend when it may be time to upgrade. <text:tab/><text:tab/>The upgrade process seems to be pretty straightforward.</text:p>
      <text:p text:style-name="Standard"/>
      <text:p text:style-name="Standard"><text:tab/>Dreamhost.com</text:p>
      <text:p text:style-name="Standard"><text:tab/><text:tab/>Is not clearly spelled out on this site. May be simple, but would require moving to a <text:tab/><text:tab/>VPS, though they claim these are cheap.</text:p>
      <text:p text:style-name="Standard"><text:soft-page-break/></text:p>
      <text:p text:style-name="Standard"><text:tab/>HostGator.com</text:p>
      <text:p text:style-name="Standard"><text:tab/><text:tab/>Upgrading between plans is relatively straight forward, but upgrading to a VPS plan <text:tab/><text:tab/>requires the creation of a second account, request for a transfer, test the new site, <text:tab/><text:tab/>change DNS registration, etc.</text:p>
      <text:p text:style-name="Standard"/>
      <text:p text:style-name="Standard"><text:tab/>WebFaction.com</text:p>
      <text:p text:style-name="Standard"><text:tab/><text:tab/>Upgrade seems to be straight-forward, but limited. All plans are web sharing plans. <text:tab/><text:tab/>They do not offer VPS plans.</text:p>
      <text:p text:style-name="Standard"/>
      <text:p text:style-name="Standard"/>
      <text:p text:style-name="Standard">Biz Task Order:</text:p>
      <text:p text:style-name="Standard"/>
      <text:p text:style-name="Standard"><text:tab/>UI Development</text:p>
      <text:p text:style-name="Standard"><text:tab/>Graphic Design of Site</text:p>
      <text:p text:style-name="Standard"><text:tab/><text:tab/>HTML/CSS Refactoring</text:p>
      <text:p text:style-name="Standard"><text:tab/><text:tab/>Search Engine Optimization</text:p>
      <text:p text:style-name="Standard"/>
      <text:p text:style-name="Standard"><text:tab/>Biz Tier</text:p>
      <text:p text:style-name="Standard"><text:tab/><text:tab/>Unit Tests</text:p>
      <text:p text:style-name="Standard"><text:tab/><text:tab/>Integration Tests</text:p>
      <text:p text:style-name="Standard"><text:tab/><text:tab/>UI Tests</text:p>
      <text:p text:style-name="Standard"><text:tab/><text:tab/><text:tab/>Find Beta Testers</text:p>
      <text:p text:style-name="Standard"><text:tab/><text:tab/><text:tab/><text:tab/>Setup Site for Beta Testing (after <text:span text:style-name="T1">Setup Web Domain and Hosting</text:span>)</text:p>
      <text:p text:style-name="Standard"/>
      <text:p text:style-name="Standard"><text:tab/>User Documentation</text:p>
      <text:p text:style-name="Standard"/>
      <text:p text:style-name="Standard"><text:tab/>Sales site copywrite</text:p>
      <text:p text:style-name="Standard"><text:tab/>Sales Site Design</text:p>
      <text:p text:style-name="Standard"><text:tab/><text:tab/>Sales site graphics</text:p>
      <text:p text:style-name="Standard"/>
      <text:p text:style-name="Standard"><text:tab/>Setup Mailing Lists</text:p>
      <text:p text:style-name="Standard"/>
      <text:p text:style-name="Standard"><text:tab/>Research/Write numerous Relevant blog posts</text:p>
      <text:p text:style-name="Standard"/>
      <text:p text:style-name="Standard"><text:tab/>Find places to submit link for site</text:p>
      <text:p text:style-name="Standard"/>
      <text:p text:style-name="Standard"><text:tab/>Setup Web Domain and Hosting</text:p>
      <text:p text:style-name="Standard"><text:tab/><text:tab/>Setup Email Accounts</text:p>
      <text:p text:style-name="Standard"><text:tab/><text:tab/>Setup Site Analytics</text:p>
      <text:p text:style-name="Standard"><text:tab/><text:tab/>Create Sales Site map</text:p>
      <text:p text:style-name="Standard"><text:tab/><text:tab/></text:p>
      <text:p text:style-name="Standard"><text:tab/>Setup Payment system integration</text:p>
      <text:p text:style-name="Standard"><text:tab/><text:tab/>Payment Documentation</text:p>
      <text:p text:style-name="Standard"/>
      <text:p text:style-name="Standard">Remaining Technical tasks:</text:p>
      <text:list xml:id="list42545023" text:style-name="L3">
        <text:list-item>
          <text:p text:style-name="P6">Refine Site's design (12 hours)</text:p>
        </text:list-item>
        <text:list-item>
          <text:p text:style-name="P6">Complete whiteboard graphic (4 hours)</text:p>
        </text:list-item>
        <text:list-item>
          <text:p text:style-name="P6">Enable Completion of Goals (1 hour)</text:p>
        </text:list-item>
        <text:list-item>
          <text:p text:style-name="P6">Write Current/Historical Goals Report (1 hour)</text:p>
        </text:list-item>
        <text:list-item>
          <text:p text:style-name="P6">Stylize Reports (8 hours)</text:p>
        </text:list-item>
        <text:list-item>
          <text:p text:style-name="P6">Write Statistical report (8 hours)</text:p>
        </text:list-item>
        <text:list-item>
          <text:p text:style-name="P6"><text:soft-page-break/>Enable Ajax calls for drag 'n' drop (4 hour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7H47M31S</meta:editing-duration>
    <meta:editing-cycles>15</meta:editing-cycles>
    <meta:generator>OpenOffice.org/3.1$Win32 OpenOffice.org_project/310m19$Build-9420</meta:generator>
    <dc:date>2010-07-25T23:37:41.99</dc:date>
    <dc:creator>Kevin Brinley</dc:creator>
    <meta:document-statistic meta:table-count="0" meta:image-count="0" meta:object-count="0" meta:page-count="3" meta:paragraph-count="76" meta:word-count="365" meta:character-count="2369"/>
    <meta:user-defined meta:name="Info 1"/>
    <meta:user-defined meta:name="Info 2"/>
    <meta:user-defined meta:name="Info 3"/>
    <meta:user-defined meta:name="Info 4"/>
  </office:meta>
</office:document-meta>
</file>